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b6b" officeooo:paragraph-rsid="001dbb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EM (Simple Open EtherCAT Master)</text:p>
      <text:p text:style-name="P1">Slaveinfo</text:p>
      <text:p text:style-name="P1">Starting slaveinfo</text:p>
      <text:p text:style-name="P1">ec_init on enx3c18a0098715 succeeded.</text:p>
      <text:p text:style-name="P1">1 slaves found and configured.</text:p>
      <text:p text:style-name="P1">Calculated workcounter 3</text:p>
      <text:p text:style-name="P1">Not all slaves reached safe operational state.</text:p>
      <text:p text:style-name="P1">Slave 1 State=12 StatusCode= <text:s/>25 : Invalid output mapping</text:p>
      <text:p text:style-name="P1"/>
      <text:p text:style-name="P1">Slave:1</text:p>
      <text:p text:style-name="P1"><text:s/>Name:ECR60</text:p>
      <text:p text:style-name="P1"><text:s/>Output size: 64bits</text:p>
      <text:p text:style-name="P1"><text:s/>Input size: 112bits</text:p>
      <text:p text:style-name="P1"><text:s/>State: 18</text:p>
      <text:p text:style-name="P1"><text:s/>Delay: 0[ns]</text:p>
      <text:p text:style-name="P1"><text:s/>Has DC: 1</text:p>
      <text:p text:style-name="P1"><text:s/>DCParentport:0</text:p>
      <text:p text:style-name="P1"><text:s/>Activeports:1.0.0.0</text:p>
      <text:p text:style-name="P1"><text:s/>Configured address: 1001</text:p>
      <text:p text:style-name="P1"><text:s/>Man: 00000a88 ID: 0a880001 Rev: 00000200</text:p>
      <text:p text:style-name="P1"><text:s/>SM0 A:1000 L: 128 F:00010026 Type:1</text:p>
      <text:p text:style-name="P1"><text:s/>SM1 A:1080 L: 128 F:00010022 Type:2</text:p>
      <text:p text:style-name="P1"><text:s/>SM2 A:1100 L: <text:s text:c="2"/>8 F:00010064 Type:3</text:p>
      <text:p text:style-name="P1"><text:s/>SM3 A:1400 L: <text:s/>14 F:00010020 Type:4</text:p>
      <text:p text:style-name="P1"><text:s/>FMMU0 Ls:00000000 Ll: <text:s text:c="2"/>8 Lsb:0 Leb:7 Ps:1100 Psb:0 Ty:02 Act:01</text:p>
      <text:p text:style-name="P1"><text:s/>FMMU1 Ls:00000008 Ll: <text:s/>14 Lsb:0 Leb:7 Ps:1400 Psb:0 Ty:01 Act:01</text:p>
      <text:p text:style-name="P1"><text:s/>FMMUfunc 0:3 1:1 2:2 3:0</text:p>
      <text:p text:style-name="P1"><text:s/>MBX length wr: 128 rd: 128 MBX protocols : 04</text:p>
      <text:p text:style-name="P1"><text:s/>CoE details: 0d FoE details: 00 EoE details: 00 SoE details: 00</text:p>
      <text:p text:style-name="P1"><text:s/>Ebus current: 0[mA]</text:p>
      <text:p text:style-name="P1"><text:s/>only LRD/LWR:0</text:p>
      <text:p text:style-name="P1"><text:s/>CoE Object Description found, 94 entries.</text:p>
      <text:p text:style-name="P1"><text:s/>Index: 1000 Datatype: 0007 Objectcode: 07 Name: Device type</text:p>
      <text:p text:style-name="P1"><text:s text:c="2"/>Sub: 00 Datatype: 0007 Bitlength: 0020 Obj.access: 0007 Name: Device type</text:p>
      <text:p text:style-name="P1"><text:s text:c="10"/>Value :0x00040192 262546</text:p>
      <text:p text:style-name="P1"><text:s/>Index: 1001 Datatype: 0005 Objectcode: 07 Name: Error register</text:p>
      <text:p text:style-name="P1"><text:s text:c="2"/>Sub: 00 Datatype: 0005 Bitlength: 0008 Obj.access: 0007 Name: Error register</text:p>
      <text:p text:style-name="P1"><text:s text:c="10"/>Value :0x00 0</text:p>
      <text:p text:style-name="P1"><text:s/>Index: 1008 Datatype: 0009 Objectcode: 07 Name: Device name</text:p>
      <text:p text:style-name="P1"><text:s text:c="2"/>Sub: 00 Datatype: 0009 Bitlength: 0028 Obj.access: 0007 Name: Device name</text:p>
      <text:p text:style-name="P1"><text:s text:c="10"/>Value :ECR60</text:p>
      <text:p text:style-name="P1"><text:s/>Index: 1009 Datatype: 0009 Objectcode: 07 Name: Hardware version</text:p>
      <text:p text:style-name="P1"><text:s text:c="2"/>Sub: 00 Datatype: 0009 Bitlength: 0010 Obj.access: 0007 Name: Hardware version</text:p>
      <text:p text:style-name="P1"><text:s text:c="10"/>Value :A1</text:p>
      <text:p text:style-name="P1"><text:s/>Index: 100a Datatype: 0009 Objectcode: 07 Name: Software version</text:p>
      <text:p text:style-name="P1"><text:s text:c="2"/>Sub: 00 Datatype: 0009 Bitlength: 0020 Obj.access: 0007 Name: Software version</text:p>
      <text:p text:style-name="P1"><text:s text:c="10"/>Value :101A</text:p>
      <text:p text:style-name="P1"><text:s/>Index: 1010 Datatype: 0009 Objectcode: 09 Name: Save parameters</text:p>
      <text:p text:style-name="P1"><text:s text:c="2"/>Sub: 00 Datatype: 0005 Bitlength: 0008 Obj.access: 0007 Name: SubIndex 000</text:p>
      <text:p text:style-name="P1"><text:s text:c="10"/>Value :0x01 1</text:p>
      <text:p text:style-name="P1"><text:s text:c="2"/>Sub: 01 Datatype: 0006 Bitlength: 0010 Obj.access: 003f Name: <text:s/>Save all</text:p>
      <text:p text:style-name="P1"><text:s text:c="10"/>Value :0x0000 0</text:p>
      <text:p text:style-name="P1"><text:soft-page-break/><text:s/>Index: 1011 Datatype: 0009 Objectcode: 09 Name: Restore parameters</text:p>
      <text:p text:style-name="P1"><text:s text:c="2"/>Sub: 00 Datatype: 0005 Bitlength: 0008 Obj.access: 0007 Name: SubIndex 000</text:p>
      <text:p text:style-name="P1"><text:s text:c="10"/>Value :0x01 1</text:p>
      <text:p text:style-name="P1"><text:s text:c="2"/>Sub: 01 Datatype: 0006 Bitlength: 0010 Obj.access: 003f Name: <text:s/>Restore all to default</text:p>
      <text:p text:style-name="P1"><text:s text:c="10"/>Value :0x0000 0</text:p>
      <text:p text:style-name="P1"><text:s/>Index: 1018 Datatype: 0023 Objectcode: 09 Name: Identity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7 Bitlength: 0020 Obj.access: 0007 Name: Vendor ID</text:p>
      <text:p text:style-name="P1"><text:s text:c="10"/>Value :0x0a880000 176685056</text:p>
      <text:p text:style-name="P1"><text:s text:c="2"/>Sub: 02 Datatype: 0007 Bitlength: 0020 Obj.access: 0007 Name: Product code</text:p>
      <text:p text:style-name="P1"><text:s text:c="10"/>Value :0x00020000 131072</text:p>
      <text:p text:style-name="P1"><text:s text:c="2"/>Sub: 03 Datatype: 0007 Bitlength: 0020 Obj.access: 0007 Name: Revision</text:p>
      <text:p text:style-name="P1"><text:s text:c="10"/>Value :0x02000a88 33557128</text:p>
      <text:p text:style-name="P1"><text:s text:c="2"/>Sub: 04 Datatype: 0007 Bitlength: 0020 Obj.access: 0007 Name: Serial number</text:p>
      <text:p text:style-name="P1"><text:s text:c="10"/>Value :0x00000000 0</text:p>
      <text:p text:style-name="P1"><text:s/>Index: 10f1 Datatype: 002a Objectcode: 09 Name: Error Settings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3f Name: Local Error Reaction</text:p>
      <text:p text:style-name="P1"><text:s text:c="10"/>Value :0x00010000 65536</text:p>
      <text:p text:style-name="P1"><text:s text:c="2"/>Sub: 02 Datatype: 0006 Bitlength: 0010 Obj.access: 003f Name: Sync Error Counter Limit</text:p>
      <text:p text:style-name="P1"><text:s text:c="10"/>Value :0x0000 0</text:p>
      <text:p text:style-name="P1"><text:s/>Index: 10f8 Datatype: 001b Objectcode: 07 Name: Timestamp Object</text:p>
      <text:p text:style-name="P1"><text:s text:c="2"/>Sub: 00 Datatype: 001b Bitlength: 0040 Obj.access: 00bf Name: Timestamp Object</text:p>
      <text:p text:style-name="P1"><text:s text:c="10"/>Value :0x2e7780f2f939ab1c 3348286629025000220</text:p>
      <text:p text:style-name="P1"><text:s/>Index: 1600 Datatype: 0021 Objectcode: 09 Name: RXPDO 1 Mapping Parameter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7a0020 1618608160</text:p>
      <text:p text:style-name="P1"><text:s text:c="2"/>Sub: 03 Datatype: 0007 Bitlength: 0020 Obj.access: 003f Name: SubIndex 003</text:p>
      <text:p text:style-name="P1"><text:s text:c="10"/>Value :0x60600008 1616904200</text:p>
      <text:p text:style-name="P1"><text:s text:c="2"/>Sub: 04 Datatype: 0007 Bitlength: 0020 Obj.access: 003f Name: SubIndex 004</text:p>
      <text:p text:style-name="P1"><text:s text:c="10"/>Value :0x00000008 8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oft-page-break/><text:s text:c="10"/>Value :0x00000000 0</text:p>
      <text:p text:style-name="P1"><text:s/>Index: 1601 Datatype: 0021 Objectcode: 09 Name: RXPDO 2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7a0020 1618608160</text:p>
      <text:p text:style-name="P1"><text:s text:c="2"/>Sub: 03 Datatype: 0007 Bitlength: 0020 Obj.access: 003f Name: SubIndex 003</text:p>
      <text:p text:style-name="P1"><text:s text:c="10"/>Value :0x60810020 1619066912</text:p>
      <text:p text:style-name="P1"><text:s text:c="2"/>Sub: 04 Datatype: 0007 Bitlength: 0020 Obj.access: 003f Name: SubIndex 004</text:p>
      <text:p text:style-name="P1"><text:s text:c="10"/>Value :0x60830020 1619197984</text:p>
      <text:p text:style-name="P1"><text:s text:c="2"/>Sub: 05 Datatype: 0007 Bitlength: 0020 Obj.access: 003f Name: SubIndex 005</text:p>
      <text:p text:style-name="P1"><text:s text:c="10"/>Value :0x60840020 1619263520</text:p>
      <text:p text:style-name="P1"><text:s text:c="2"/>Sub: 06 Datatype: 0007 Bitlength: 0020 Obj.access: 003f Name: SubIndex 006</text:p>
      <text:p text:style-name="P1"><text:s text:c="10"/>Value :0x60ff0020 1627324448</text:p>
      <text:p text:style-name="P1"><text:s text:c="2"/>Sub: 07 Datatype: 0007 Bitlength: 0020 Obj.access: 003f Name: SubIndex 007</text:p>
      <text:p text:style-name="P1"><text:s text:c="10"/>Value :0x60600008 1616904200</text:p>
      <text:p text:style-name="P1"><text:s text:c="2"/>Sub: 08 Datatype: 0007 Bitlength: 0020 Obj.access: 003f Name: SubIndex 008</text:p>
      <text:p text:style-name="P1"><text:s text:c="10"/>Value :0x00000008 8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602 Datatype: 0021 Objectcode: 09 Name: RXPDO 3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ff0020 1627324448</text:p>
      <text:p text:style-name="P1"><text:s text:c="2"/>Sub: 03 Datatype: 0007 Bitlength: 0020 Obj.access: 003f Name: SubIndex 003</text:p>
      <text:p text:style-name="P1"><text:s text:c="10"/>Value :0x00000010 16</text:p>
      <text:p text:style-name="P1"><text:s text:c="2"/>Sub: 04 Datatype: 0007 Bitlength: 0020 Obj.access: 003f Name: SubIndex 004</text:p>
      <text:p text:style-name="P1"><text:s text:c="10"/>Value :0x00000000 0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oft-page-break/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0 Datatype: 0021 Objectcode: 09 Name: TXPDO 1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3f0010 1614741520</text:p>
      <text:p text:style-name="P1"><text:s text:c="2"/>Sub: 02 Datatype: 0007 Bitlength: 0020 Obj.access: 003f Name: SubIndex 002</text:p>
      <text:p text:style-name="P1"><text:s text:c="10"/>Value :0x60410010 1614872592</text:p>
      <text:p text:style-name="P1"><text:s text:c="2"/>Sub: 03 Datatype: 0007 Bitlength: 0020 Obj.access: 003f Name: SubIndex 003</text:p>
      <text:p text:style-name="P1"><text:s text:c="10"/>Value :0x60640020 1617166368</text:p>
      <text:p text:style-name="P1"><text:s text:c="2"/>Sub: 04 Datatype: 0007 Bitlength: 0020 Obj.access: 003f Name: SubIndex 004</text:p>
      <text:p text:style-name="P1"><text:s text:c="10"/>Value :0x60fd0020 1627193376</text:p>
      <text:p text:style-name="P1"><text:s text:c="2"/>Sub: 05 Datatype: 0007 Bitlength: 0020 Obj.access: 003f Name: SubIndex 005</text:p>
      <text:p text:style-name="P1"><text:s text:c="10"/>Value :0x60610008 1616969736</text:p>
      <text:p text:style-name="P1"><text:s text:c="2"/>Sub: 06 Datatype: 0007 Bitlength: 0020 Obj.access: 003f Name: SubIndex 006</text:p>
      <text:p text:style-name="P1"><text:s text:c="10"/>Value :0x00000008 8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1 Datatype: 0021 Objectcode: 09 Name: TXPDO 2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3f0010 1614741520</text:p>
      <text:p text:style-name="P1"><text:s text:c="2"/>Sub: 02 Datatype: 0007 Bitlength: 0020 Obj.access: 003f Name: SubIndex 002</text:p>
      <text:p text:style-name="P1"><text:s text:c="10"/>Value :0x60410010 1614872592</text:p>
      <text:p text:style-name="P1"><text:s text:c="2"/>Sub: 03 Datatype: 0007 Bitlength: 0020 Obj.access: 003f Name: SubIndex 003</text:p>
      <text:p text:style-name="P1"><text:s text:c="10"/>Value :0x60640020 1617166368</text:p>
      <text:p text:style-name="P1"><text:s text:c="2"/>Sub: 04 Datatype: 0007 Bitlength: 0020 Obj.access: 003f Name: SubIndex 004</text:p>
      <text:p text:style-name="P1"><text:s text:c="10"/>Value :0x60640020 1617166368</text:p>
      <text:p text:style-name="P1"><text:s text:c="2"/>Sub: 05 Datatype: 0007 Bitlength: 0020 Obj.access: 003f Name: SubIndex 005</text:p>
      <text:p text:style-name="P1"><text:s text:c="10"/>Value :0x60fd0020 1627193376</text:p>
      <text:p text:style-name="P1"><text:s text:c="2"/>Sub: 06 Datatype: 0007 Bitlength: 0020 Obj.access: 003f Name: SubIndex 006</text:p>
      <text:p text:style-name="P1"><text:s text:c="10"/>Value :0x60610008 1616969736</text:p>
      <text:p text:style-name="P1"><text:s text:c="2"/>Sub: 07 Datatype: 0007 Bitlength: 0020 Obj.access: 003f Name: SubIndex 007</text:p>
      <text:p text:style-name="P1"><text:s text:c="10"/>Value :0x00000008 8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oft-page-break/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2 Datatype: 0021 Objectcode: 09 Name: TXPDO 3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10010 1614872592</text:p>
      <text:p text:style-name="P1"><text:s text:c="2"/>Sub: 02 Datatype: 0007 Bitlength: 0020 Obj.access: 003f Name: SubIndex 002</text:p>
      <text:p text:style-name="P1"><text:s text:c="10"/>Value :0x60640020 1617166368</text:p>
      <text:p text:style-name="P1"><text:s text:c="2"/>Sub: 03 Datatype: 0007 Bitlength: 0020 Obj.access: 003f Name: SubIndex 003</text:p>
      <text:p text:style-name="P1"><text:s text:c="10"/>Value :0x00000010 16</text:p>
      <text:p text:style-name="P1"><text:s text:c="2"/>Sub: 04 Datatype: 0007 Bitlength: 0020 Obj.access: 003f Name: SubIndex 004</text:p>
      <text:p text:style-name="P1"><text:s text:c="10"/>Value :0x00000000 0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c00 Datatype: 0005 Objectcode: 08 Name: Sync manager type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5 Bitlength: 0008 Obj.access: 0007 Name: SubIndex 001</text:p>
      <text:p text:style-name="P1"><text:s text:c="10"/>Value :0x01 1</text:p>
      <text:p text:style-name="P1"><text:s text:c="2"/>Sub: 02 Datatype: 0005 Bitlength: 0008 Obj.access: 0007 Name: SubIndex 002</text:p>
      <text:p text:style-name="P1"><text:s text:c="10"/>Value :0x02 2</text:p>
      <text:p text:style-name="P1"><text:s text:c="2"/>Sub: 03 Datatype: 0005 Bitlength: 0008 Obj.access: 0007 Name: SubIndex 003</text:p>
      <text:p text:style-name="P1"><text:s text:c="10"/>Value :0x03 3</text:p>
      <text:p text:style-name="P1"><text:s text:c="2"/>Sub: 04 Datatype: 0005 Bitlength: 0008 Obj.access: 0007 Name: SubIndex 004</text:p>
      <text:p text:style-name="P1"><text:s text:c="10"/>Value :0x04 4</text:p>
      <text:p text:style-name="P1"><text:s/>Index: 1c12 Datatype: 0006 Objectcode: 08 Name: RxPDO assign</text:p>
      <text:p text:style-name="P1"><text:s text:c="2"/>Sub: 00 Datatype: 0005 Bitlength: 0008 Obj.access: 000f Name: SubIndex 000</text:p>
      <text:p text:style-name="P1"><text:s text:c="10"/>Value :0x03 3</text:p>
      <text:p text:style-name="P1"><text:s text:c="2"/>Sub: 01 Datatype: 0006 Bitlength: 0010 Obj.access: 000f Name: SubIndex 001</text:p>
      <text:p text:style-name="P1"><text:s text:c="10"/>Value :0x1600 5632</text:p>
      <text:p text:style-name="P1"><text:s text:c="2"/>Sub: 02 Datatype: 0006 Bitlength: 0010 Obj.access: 000f Name: SubIndex 002</text:p>
      <text:p text:style-name="P1"><text:s text:c="10"/>Value :0x0000 0</text:p>
      <text:p text:style-name="P1"><text:s text:c="2"/>Sub: 03 Datatype: 0006 Bitlength: 0010 Obj.access: 000f Name: SubIndex 003</text:p>
      <text:p text:style-name="P1"><text:s text:c="10"/>Value :0x0000 0</text:p>
      <text:p text:style-name="P1"><text:soft-page-break/><text:s/>Index: 1c13 Datatype: 0006 Objectcode: 08 Name: TxPDO assign</text:p>
      <text:p text:style-name="P1"><text:s text:c="2"/>Sub: 00 Datatype: 0005 Bitlength: 0008 Obj.access: 000f Name: SubIndex 000</text:p>
      <text:p text:style-name="P1"><text:s text:c="10"/>Value :0x03 3</text:p>
      <text:p text:style-name="P1"><text:s text:c="2"/>Sub: 01 Datatype: 0006 Bitlength: 0010 Obj.access: 000f Name: SubIndex 001</text:p>
      <text:p text:style-name="P1"><text:s text:c="10"/>Value :0x1a00 6656</text:p>
      <text:p text:style-name="P1"><text:s text:c="2"/>Sub: 02 Datatype: 0006 Bitlength: 0010 Obj.access: 000f Name: SubIndex 002</text:p>
      <text:p text:style-name="P1"><text:s text:c="10"/>Value :0x0000 0</text:p>
      <text:p text:style-name="P1"><text:s text:c="2"/>Sub: 03 Datatype: 0006 Bitlength: 0010 Obj.access: 000f Name: SubIndex 003</text:p>
      <text:p text:style-name="P1"><text:s text:c="10"/>Value :0x0000 0</text:p>
      <text:p text:style-name="P1"><text:s/>Index: 1c32 Datatype: 0029 Objectcode: 09 Name: SM output parameter</text:p>
      <text:p text:style-name="P1"><text:s text:c="2"/>Sub: 00 Datatype: 0005 Bitlength: 0008 Obj.access: 0007 Name: SubIndex 000</text:p>
      <text:p text:style-name="P1"><text:s text:c="10"/>Value :0x20 32</text:p>
      <text:p text:style-name="P1"><text:s text:c="2"/>Sub: 01 Datatype: 0006 Bitlength: 0010 Obj.access: 000f Name: Synchronization Type</text:p>
      <text:p text:style-name="P1"><text:s text:c="10"/>Value :0x0000 0</text:p>
      <text:p text:style-name="P1"><text:s text:c="2"/>Sub: 02 Datatype: 0007 Bitlength: 0020 Obj.access: 0007 Name: Cycle Time</text:p>
      <text:p text:style-name="P1"><text:s text:c="10"/>Value :0x00000000 0</text:p>
      <text:p text:style-name="P1"><text:s text:c="2"/>Sub: 04 Datatype: 0006 Bitlength: 0010 Obj.access: 0007 Name: Synchronization Types supported</text:p>
      <text:p text:style-name="P1"><text:s text:c="10"/>Value :0x401f 16415</text:p>
      <text:p text:style-name="P1"><text:s text:c="2"/>Sub: 05 Datatype: 0007 Bitlength: 0020 Obj.access: 0007 Name: Minimum Cycle Time</text:p>
      <text:p text:style-name="P1"><text:s text:c="10"/>Value :0xe8480000 3897032704</text:p>
      <text:p text:style-name="P1"><text:s text:c="2"/>Sub: 06 Datatype: 0007 Bitlength: 0020 Obj.access: 0007 Name: Calc and Copy Time</text:p>
      <text:p text:style-name="P1"><text:s text:c="10"/>Value :0x00000001 1</text:p>
      <text:p text:style-name="P1"><text:s text:c="2"/>Sub: 08 Datatype: 0006 Bitlength: 0010 Obj.access: 003f Name: Get Cycle Time</text:p>
      <text:p text:style-name="P1"><text:s text:c="10"/>Value :0x0000 0</text:p>
      <text:p text:style-name="P1"><text:s text:c="2"/>Sub: 09 Datatype: 0007 Bitlength: 0020 Obj.access: 0007 Name: Delay Time</text:p>
      <text:p text:style-name="P1"><text:s text:c="10"/>Value :0x00000000 0</text:p>
      <text:p text:style-name="P1"><text:s text:c="2"/>Sub: 0a Datatype: 0007 Bitlength: 0020 Obj.access: 003f Name: Sync0 Cycle Time</text:p>
      <text:p text:style-name="P1"><text:s text:c="10"/>Value :0x00000000 0</text:p>
      <text:p text:style-name="P1"><text:s text:c="2"/>Sub: 0b Datatype: 0006 Bitlength: 0010 Obj.access: 0007 Name: SM-Event Missed</text:p>
      <text:p text:style-name="P1"><text:s text:c="10"/>Value :0x0000 0</text:p>
      <text:p text:style-name="P1"><text:s text:c="2"/>Sub: 0c Datatype: 0006 Bitlength: 0010 Obj.access: 0007 Name: Cycle Time Too Small</text:p>
      <text:p text:style-name="P1"><text:s text:c="10"/>Value :0x0000 0</text:p>
      <text:p text:style-name="P1"><text:s text:c="2"/>Sub: 20 Datatype: 0001 Bitlength: 0001 Obj.access: 0007 Name: Sync Error</text:p>
      <text:p text:style-name="P1"><text:s text:c="10"/>Value :FALSE</text:p>
      <text:p text:style-name="P1"><text:s/>Index: 1c33 Datatype: 0029 Objectcode: 09 Name: SM input parameter</text:p>
      <text:p text:style-name="P1"><text:s text:c="2"/>Sub: 00 Datatype: 0005 Bitlength: 0008 Obj.access: 0007 Name: SubIndex 000</text:p>
      <text:p text:style-name="P1"><text:s text:c="10"/>Value :0x20 32</text:p>
      <text:p text:style-name="P1"><text:s text:c="2"/>Sub: 01 Datatype: 0006 Bitlength: 0010 Obj.access: 000f Name: Synchronization Type</text:p>
      <text:p text:style-name="P1"><text:s text:c="10"/>Value :0x0000 0</text:p>
      <text:p text:style-name="P1"><text:s text:c="2"/>Sub: 02 Datatype: 0007 Bitlength: 0020 Obj.access: 0007 Name: Cycle Time</text:p>
      <text:p text:style-name="P1"><text:s text:c="10"/>Value :0x00000000 0</text:p>
      <text:p text:style-name="P1"><text:s text:c="2"/>Sub: 04 Datatype: 0006 Bitlength: 0010 Obj.access: 0007 Name: Synchronization Types supported</text:p>
      <text:p text:style-name="P1"><text:s text:c="10"/>Value :0x401f 16415</text:p>
      <text:p text:style-name="P1"><text:s text:c="2"/>Sub: 05 Datatype: 0007 Bitlength: 0020 Obj.access: 0007 Name: Minimum Cycle Time</text:p>
      <text:p text:style-name="P1"><text:s text:c="10"/>Value :0xe8480000 3897032704</text:p>
      <text:p text:style-name="P1"><text:s text:c="2"/>Sub: 06 Datatype: 0007 Bitlength: 0020 Obj.access: 0007 Name: Calc and Copy Time</text:p>
      <text:p text:style-name="P1"><text:s text:c="10"/>Value :0x00000001 1</text:p>
      <text:p text:style-name="P1"><text:s text:c="2"/>Sub: 08 Datatype: 0006 Bitlength: 0010 Obj.access: 003f Name: Get Cycle Time</text:p>
      <text:p text:style-name="P1"><text:s text:c="10"/>Value :0x0000 0</text:p>
      <text:p text:style-name="P1"><text:s text:c="2"/>Sub: 09 Datatype: 0007 Bitlength: 0020 Obj.access: 0007 Name: Delay Time</text:p>
      <text:p text:style-name="P1"><text:s text:c="10"/>Value :0x00000000 0</text:p>
      <text:p text:style-name="P1"><text:s text:c="2"/>Sub: 0a Datatype: 0007 Bitlength: 0020 Obj.access: 003f Name: Sync0 Cycle Time</text:p>
      <text:p text:style-name="P1"><text:soft-page-break/><text:s text:c="10"/>Value :0x00000000 0</text:p>
      <text:p text:style-name="P1"><text:s text:c="2"/>Sub: 0b Datatype: 0006 Bitlength: 0010 Obj.access: 0007 Name: SM-Event Missed</text:p>
      <text:p text:style-name="P1"><text:s text:c="10"/>Value :0x0000 0</text:p>
      <text:p text:style-name="P1"><text:s text:c="2"/>Sub: 0c Datatype: 0006 Bitlength: 0010 Obj.access: 0007 Name: Cycle Time Too Small</text:p>
      <text:p text:style-name="P1"><text:s text:c="10"/>Value :0x0000 0</text:p>
      <text:p text:style-name="P1"><text:s text:c="2"/>Sub: 20 Datatype: 0001 Bitlength: 0001 Obj.access: 0007 Name: Sync Error</text:p>
      <text:p text:style-name="P1"><text:s text:c="10"/>Value :FALSE</text:p>
      <text:p text:style-name="P1"><text:s/>Index: 2000 Datatype: 0006 Objectcode: 07 Name: Peak Current</text:p>
      <text:p text:style-name="P1"><text:s text:c="2"/>Sub: 00 Datatype: 0006 Bitlength: 0010 Obj.access: 007f Name: Peak Current</text:p>
      <text:p text:style-name="P1"><text:s text:c="10"/>Value :0x0bb8 3000</text:p>
      <text:p text:style-name="P1"><text:s/>Index: 2001 Datatype: 0006 Objectcode: 07 Name: Motor Resolution</text:p>
      <text:p text:style-name="P1"><text:s text:c="2"/>Sub: 00 Datatype: 0006 Bitlength: 0010 Obj.access: 007f Name: Motor Resolution</text:p>
      <text:p text:style-name="P1"><text:s text:c="10"/>Value :0x2710 10000</text:p>
      <text:p text:style-name="P1"><text:s/>Index: 2002 Datatype: 0006 Objectcode: 07 Name: Idle Time</text:p>
      <text:p text:style-name="P1"><text:s text:c="2"/>Sub: 00 Datatype: 0006 Bitlength: 0010 Obj.access: 007f Name: Idle Time</text:p>
      <text:p text:style-name="P1"><text:s text:c="10"/>Value :0x03e8 1000</text:p>
      <text:p text:style-name="P1"><text:s/>Index: 2003 Datatype: 0006 Objectcode: 07 Name: Idle Current Percentage</text:p>
      <text:p text:style-name="P1"><text:s text:c="2"/>Sub: 00 Datatype: 0006 Bitlength: 0010 Obj.access: 007f Name: Idle Current Percentage</text:p>
      <text:p text:style-name="P1"><text:s text:c="10"/>Value :0x0032 50</text:p>
      <text:p text:style-name="P1"><text:s/>Index: 2005 Datatype: 002a Objectcode: 09 Name: Outputs function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6 Bitlength: 0010 Obj.access: 007f Name: Output1 function</text:p>
      <text:p text:style-name="P1"><text:s text:c="10"/>Value :0x0001 1</text:p>
      <text:p text:style-name="P1"><text:s text:c="2"/>Sub: 02 Datatype: 0006 Bitlength: 0010 Obj.access: 007f Name: Output2 function</text:p>
      <text:p text:style-name="P1"><text:s text:c="10"/>Value :0x0002 2</text:p>
      <text:p text:style-name="P1"><text:s/>Index: 2006 Datatype: 0006 Objectcode: 07 Name: Output Polarity</text:p>
      <text:p text:style-name="P1"><text:s text:c="2"/>Sub: 00 Datatype: 0006 Bitlength: 0010 Obj.access: 007f Name: Output Polarity</text:p>
      <text:p text:style-name="P1"><text:s text:c="10"/>Value :0x0003 3</text:p>
      <text:p text:style-name="P1"><text:s/>Index: 2007 Datatype: 002a Objectcode: 09 Name: Inputs function</text:p>
      <text:p text:style-name="P1"><text:s text:c="2"/>Sub: 00 Datatype: 0005 Bitlength: 0008 Obj.access: 0007 Name: SubIndex 000</text:p>
      <text:p text:style-name="P1"><text:s text:c="10"/>Value :0x06 6</text:p>
      <text:p text:style-name="P1"><text:s text:c="2"/>Sub: 01 Datatype: 0006 Bitlength: 0010 Obj.access: 007f Name: IN1 function</text:p>
      <text:p text:style-name="P1"><text:s text:c="10"/>Value :0x0000 0</text:p>
      <text:p text:style-name="P1"><text:s text:c="2"/>Sub: 02 Datatype: 0006 Bitlength: 0010 Obj.access: 007f Name: IN2 function</text:p>
      <text:p text:style-name="P1"><text:s text:c="10"/>Value :0x0000 0</text:p>
      <text:p text:style-name="P1"><text:s text:c="2"/>Sub: 03 Datatype: 0006 Bitlength: 0010 Obj.access: 007f Name: IN3 function</text:p>
      <text:p text:style-name="P1"><text:s text:c="10"/>Value :0x0001 1</text:p>
      <text:p text:style-name="P1"><text:s text:c="2"/>Sub: 04 Datatype: 0006 Bitlength: 0010 Obj.access: 007f Name: IN4 function</text:p>
      <text:p text:style-name="P1"><text:s text:c="10"/>Value :0x0002 2</text:p>
      <text:p text:style-name="P1"><text:s text:c="2"/>Sub: 05 Datatype: 0006 Bitlength: 0010 Obj.access: 007f Name: IN5 function</text:p>
      <text:p text:style-name="P1"><text:s text:c="10"/>Value :0x0003 3</text:p>
      <text:p text:style-name="P1"><text:s text:c="2"/>Sub: 06 Datatype: 0006 Bitlength: 0010 Obj.access: 007f Name: IN6 function</text:p>
      <text:p text:style-name="P1"><text:s text:c="10"/>Value :0x0006 6</text:p>
      <text:p text:style-name="P1"><text:s/>Index: 2008 Datatype: 0006 Objectcode: 07 Name: Inputs Polarity</text:p>
      <text:p text:style-name="P1"><text:s text:c="2"/>Sub: 00 Datatype: 0006 Bitlength: 0010 Obj.access: 007f Name: Inputs Polarity</text:p>
      <text:p text:style-name="P1"><text:s text:c="10"/>Value :0x003f 63</text:p>
      <text:p text:style-name="P1"><text:s/>Index: 2009 Datatype: 0006 Objectcode: 07 Name: Filter Time</text:p>
      <text:p text:style-name="P1"><text:s text:c="2"/>Sub: 00 Datatype: 0006 Bitlength: 0010 Obj.access: 007f Name: Filter Time</text:p>
      <text:p text:style-name="P1"><text:s text:c="10"/>Value :0x6400 25600</text:p>
      <text:p text:style-name="P1"><text:s/>Index: 200a Datatype: 0006 Objectcode: 07 Name: Soft lock Time</text:p>
      <text:p text:style-name="P1"><text:s text:c="2"/>Sub: 00 Datatype: 0006 Bitlength: 0010 Obj.access: 007f Name: Soft lock Time</text:p>
      <text:p text:style-name="P1"><text:soft-page-break/><text:s text:c="10"/>Value :0x03e8 1000</text:p>
      <text:p text:style-name="P1"><text:s/>Index: 200b Datatype: 002a Objectcode: 09 Name: Current loop parameters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6 Bitlength: 0010 Obj.access: 007f Name: AutoPI enable</text:p>
      <text:p text:style-name="P1"><text:s text:c="10"/>Value :0x0001 1</text:p>
      <text:p text:style-name="P1"><text:s text:c="2"/>Sub: 02 Datatype: 0006 Bitlength: 0010 Obj.access: 007f Name: Iloop_Kp</text:p>
      <text:p text:style-name="P1"><text:s text:c="10"/>Value :0x03e8 1000</text:p>
      <text:p text:style-name="P1"><text:s text:c="2"/>Sub: 03 Datatype: 0006 Bitlength: 0010 Obj.access: 007f Name: Iloop_Ki</text:p>
      <text:p text:style-name="P1"><text:s text:c="10"/>Value :0x00c8 200</text:p>
      <text:p text:style-name="P1"><text:s text:c="2"/>Sub: 04 Datatype: 0006 Bitlength: 0010 Obj.access: 007f Name: Iloop_Kc</text:p>
      <text:p text:style-name="P1"><text:s text:c="10"/>Value :0x0100 256</text:p>
      <text:p text:style-name="P1"><text:s/>Index: 200c Datatype: 002a Objectcode: 09 Name: Motor parameters</text:p>
      <text:p text:style-name="P1"><text:s text:c="2"/>Sub: 00 Datatype: 0005 Bitlength: 0008 Obj.access: 0007 Name: SubIndex 000</text:p>
      <text:p text:style-name="P1"><text:s text:c="10"/>Value :0x06 6</text:p>
      <text:p text:style-name="P1"><text:s text:c="2"/>Sub: 01 Datatype: 0006 Bitlength: 0010 Obj.access: 003f Name: Motor type</text:p>
      <text:p text:style-name="P1"><text:s text:c="10"/>Value :0x0000 0</text:p>
      <text:p text:style-name="P1"><text:s text:c="2"/>Sub: 02 Datatype: 0006 Bitlength: 0010 Obj.access: 0007 Name: Resistance Auto</text:p>
      <text:p text:style-name="P1"><text:s text:c="10"/>Value :0x03e8 1000</text:p>
      <text:p text:style-name="P1"><text:s text:c="2"/>Sub: 03 Datatype: 0006 Bitlength: 0010 Obj.access: 0007 Name: Inductance Auto</text:p>
      <text:p text:style-name="P1"><text:s text:c="10"/>Value :0x0001 1</text:p>
      <text:p text:style-name="P1"><text:s text:c="2"/>Sub: 04 Datatype: 0006 Bitlength: 0010 Obj.access: 003f Name: Resistance Set</text:p>
      <text:p text:style-name="P1"><text:s text:c="10"/>Value :0x03e8 1000</text:p>
      <text:p text:style-name="P1"><text:s text:c="2"/>Sub: 05 Datatype: 0006 Bitlength: 0010 Obj.access: 003f Name: Inductance Set</text:p>
      <text:p text:style-name="P1"><text:s text:c="10"/>Value :0x0001 1</text:p>
      <text:p text:style-name="P1"><text:s text:c="2"/>Sub: 06 Datatype: 0006 Bitlength: 0010 Obj.access: 003f Name: BEMF coefficient</text:p>
      <text:p text:style-name="P1"><text:s text:c="10"/>Value :0x0100 256</text:p>
      <text:p text:style-name="P1"><text:s/>Index: 200d Datatype: 0006 Objectcode: 07 Name: Invert motor direction</text:p>
      <text:p text:style-name="P1"><text:s text:c="2"/>Sub: 00 Datatype: 0006 Bitlength: 0010 Obj.access: 007f Name: Invert motor direction</text:p>
      <text:p text:style-name="P1"><text:s text:c="10"/>Value :0x0000 0</text:p>
      <text:p text:style-name="P1"><text:s/>Index: 200e Datatype: 0006 Objectcode: 07 Name: Alarm Code</text:p>
      <text:p text:style-name="P1"><text:s text:c="2"/>Sub: 00 Datatype: 0006 Bitlength: 0010 Obj.access: 0087 Name: Alarm Code</text:p>
      <text:p text:style-name="P1"><text:s text:c="10"/>Value :0x0000 0</text:p>
      <text:p text:style-name="P1"><text:s/>Index: 200f Datatype: 0006 Objectcode: 07 Name: Status Code</text:p>
      <text:p text:style-name="P1"><text:s text:c="2"/>Sub: 00 Datatype: 0006 Bitlength: 0010 Obj.access: 0087 Name: Status Code</text:p>
      <text:p text:style-name="P1"><text:s text:c="10"/>Value :0x0000 0</text:p>
      <text:p text:style-name="P1"><text:s/>Index: 2010 Datatype: 0006 Objectcode: 07 Name: Zero Position</text:p>
      <text:p text:style-name="P1"><text:s text:c="2"/>Sub: 00 Datatype: 0006 Bitlength: 0010 Obj.access: 007f Name: Zero Position</text:p>
      <text:p text:style-name="P1"><text:s text:c="10"/>Value :0x0000 0</text:p>
      <text:p text:style-name="P1"><text:s/>Index: 2011 Datatype: 0006 Objectcode: 07 Name: Control mode</text:p>
      <text:p text:style-name="P1"><text:s text:c="2"/>Sub: 00 Datatype: 0006 Bitlength: 0010 Obj.access: 007f Name: Control mode</text:p>
      <text:p text:style-name="P1"><text:s text:c="10"/>Value :0x0000 0</text:p>
      <text:p text:style-name="P1"><text:s/>Index: 2020 Datatype: 0006 Objectcode: 07 Name: Encoder Resolution</text:p>
      <text:p text:style-name="P1"><text:s text:c="2"/>Sub: 00 Datatype: 0006 Bitlength: 0010 Obj.access: 003f Name: Encoder Resolution</text:p>
      <text:p text:style-name="P1"><text:s text:c="10"/>Value :0x0fa0 4000</text:p>
      <text:p text:style-name="P1"><text:s/>Index: 2021 Datatype: 0006 Objectcode: 07 Name: Encoder Counter in one rev</text:p>
      <text:p text:style-name="P1"><text:s text:c="2"/>Sub: 00 Datatype: 0006 Bitlength: 0010 Obj.access: 0087 Name: Encoder Counter in one rev</text:p>
      <text:p text:style-name="P1"><text:s text:c="10"/>Value :0x0000 0</text:p>
      <text:p text:style-name="P1"><text:s/>Index: 2022 Datatype: 0007 Objectcode: 07 Name: Position trace error Limit</text:p>
      <text:p text:style-name="P1"><text:s text:c="2"/>Sub: 00 Datatype: 0007 Bitlength: 0020 Obj.access: 007f Name: Position trace error Limit</text:p>
      <text:p text:style-name="P1"><text:s text:c="10"/>Value :0x00000fa0 4000</text:p>
      <text:p text:style-name="P1"><text:s/>Index: 2023 Datatype: 002a Objectcode: 09 Name: Position loop parameters</text:p>
      <text:p text:style-name="P1"><text:soft-page-break/><text:s text:c="2"/>Sub: 00 Datatype: 0005 Bitlength: 0008 Obj.access: 0007 Name: SubIndex 000</text:p>
      <text:p text:style-name="P1"><text:s text:c="10"/>Value :0x05 5</text:p>
      <text:p text:style-name="P1"><text:s text:c="2"/>Sub: 01 Datatype: 0006 Bitlength: 0010 Obj.access: 007f Name: PosLoop_Kp</text:p>
      <text:p text:style-name="P1"><text:s text:c="10"/>Value :0x07d0 2000</text:p>
      <text:p text:style-name="P1"><text:s text:c="2"/>Sub: 02 Datatype: 0006 Bitlength: 0010 Obj.access: 007f Name: PosLoop_Ki</text:p>
      <text:p text:style-name="P1"><text:s text:c="10"/>Value :0x0064 100</text:p>
      <text:p text:style-name="P1"><text:s text:c="2"/>Sub: 03 Datatype: 0006 Bitlength: 0010 Obj.access: 007f Name: PosLoop_Kd</text:p>
      <text:p text:style-name="P1"><text:s text:c="10"/>Value :0x00c8 200</text:p>
      <text:p text:style-name="P1"><text:s text:c="2"/>Sub: 04 Datatype: 0006 Bitlength: 0010 Obj.access: 007f Name: PosLoop_Kvff</text:p>
      <text:p text:style-name="P1"><text:s text:c="10"/>Value :0x001e 30</text:p>
      <text:p text:style-name="P1"><text:s text:c="2"/>Sub: 05 Datatype: 0006 Bitlength: 0010 Obj.access: 007f Name: PosLoop_Kdi</text:p>
      <text:p text:style-name="P1"><text:s text:c="10"/>Value :0x0000 0</text:p>
      <text:p text:style-name="P1"><text:s/>Index: 2024 Datatype: 002a Objectcode: 09 Name: InPosition parameters</text:p>
      <text:p text:style-name="P1"><text:s text:c="2"/>Sub: 00 Datatype: 0005 Bitlength: 0008 Obj.access: 0007 Name: SubIndex 000</text:p>
      <text:p text:style-name="P1"><text:s text:c="10"/>Value :0x03 3</text:p>
      <text:p text:style-name="P1"><text:s text:c="2"/>Sub: 01 Datatype: 0006 Bitlength: 0010 Obj.access: 007f Name: InPosMode</text:p>
      <text:p text:style-name="P1"><text:s text:c="10"/>Value :0x0000 0</text:p>
      <text:p text:style-name="P1"><text:s text:c="2"/>Sub: 02 Datatype: 0006 Bitlength: 0010 Obj.access: 007f Name: InPosCnt</text:p>
      <text:p text:style-name="P1"><text:s text:c="10"/>Value :0x000a 10</text:p>
      <text:p text:style-name="P1"><text:s text:c="2"/>Sub: 03 Datatype: 0006 Bitlength: 0010 Obj.access: 007f Name: InPosTime</text:p>
      <text:p text:style-name="P1"><text:s text:c="10"/>Value :0x03e8 1000</text:p>
      <text:p text:style-name="P1"><text:s/>Index: 2025 Datatype: 002a Objectcode: 09 Name: Servo filters</text:p>
      <text:p text:style-name="P1"><text:s text:c="2"/>Sub: 00 Datatype: 0005 Bitlength: 0008 Obj.access: 0007 Name: SubIndex 000</text:p>
      <text:p text:style-name="P1"><text:s text:c="10"/>Value :0x03 3</text:p>
      <text:p text:style-name="P1"><text:s text:c="2"/>Sub: 01 Datatype: 0006 Bitlength: 0010 Obj.access: 007f Name: FV1_HZ</text:p>
      <text:p text:style-name="P1"><text:s text:c="10"/>Value :0x00c8 200</text:p>
      <text:p text:style-name="P1"><text:s text:c="2"/>Sub: 02 Datatype: 0006 Bitlength: 0010 Obj.access: 007f Name: FV2_HZ</text:p>
      <text:p text:style-name="P1"><text:s text:c="10"/>Value :0x0258 600</text:p>
      <text:p text:style-name="P1"><text:s text:c="2"/>Sub: 03 Datatype: 0006 Bitlength: 0010 Obj.access: 007f Name: FPOUT_HZ</text:p>
      <text:p text:style-name="P1"><text:s text:c="10"/>Value :0x07d0 2000</text:p>
      <text:p text:style-name="P1"><text:s/>Index: 2026 Datatype: 002a Objectcode: 09 Name: Servo mode2 parameters</text:p>
      <text:p text:style-name="P1"><text:s text:c="2"/>Sub: 00 Datatype: 0005 Bitlength: 0008 Obj.access: 0007 Name: SubIndex 000</text:p>
      <text:p text:style-name="P1"><text:s text:c="10"/>Value :0x05 5</text:p>
      <text:p text:style-name="P1"><text:s text:c="2"/>Sub: 01 Datatype: 0006 Bitlength: 0010 Obj.access: 007f Name: PVIA_Kp</text:p>
      <text:p text:style-name="P1"><text:s text:c="10"/>Value :0x07d0 2000</text:p>
      <text:p text:style-name="P1"><text:s text:c="2"/>Sub: 02 Datatype: 0006 Bitlength: 0010 Obj.access: 007f Name: PVIA_Ki</text:p>
      <text:p text:style-name="P1"><text:s text:c="10"/>Value :0x03e8 1000</text:p>
      <text:p text:style-name="P1"><text:s text:c="2"/>Sub: 03 Datatype: 0006 Bitlength: 0010 Obj.access: 007f Name: PVIA_Kv1</text:p>
      <text:p text:style-name="P1"><text:s text:c="10"/>Value :0x00c8 200</text:p>
      <text:p text:style-name="P1"><text:s text:c="2"/>Sub: 04 Datatype: 0006 Bitlength: 0010 Obj.access: 007f Name: PVIA_Kv2</text:p>
      <text:p text:style-name="P1"><text:s text:c="10"/>Value :0x0190 400</text:p>
      <text:p text:style-name="P1"><text:s text:c="2"/>Sub: 05 Datatype: 0006 Bitlength: 0010 Obj.access: 007f Name: PVIA_Kvff</text:p>
      <text:p text:style-name="P1"><text:s text:c="10"/>Value :0x0000 0</text:p>
      <text:p text:style-name="P1"><text:s/>Index: 2043 Datatype: 0003 Objectcode: 07 Name: Speed Reference</text:p>
      <text:p text:style-name="P1"><text:s text:c="2"/>Sub: 00 Datatype: 0003 Bitlength: 0010 Obj.access: 0087 Name: Speed Reference</text:p>
      <text:p text:style-name="P1"><text:s text:c="10"/>Value :0x0000 0</text:p>
      <text:p text:style-name="P1"><text:s/>Index: 2044 Datatype: 0003 Objectcode: 07 Name: Speed Feedback</text:p>
      <text:p text:style-name="P1"><text:s text:c="2"/>Sub: 00 Datatype: 0003 Bitlength: 0010 Obj.access: 0087 Name: Speed Feedback</text:p>
      <text:p text:style-name="P1"><text:s text:c="10"/>Value :0x0000 0</text:p>
      <text:p text:style-name="P1"><text:s/>Index: 2048 Datatype: 0006 Objectcode: 07 Name: BusVoltage</text:p>
      <text:p text:style-name="P1"><text:s text:c="2"/>Sub: 00 Datatype: 0006 Bitlength: 0010 Obj.access: 0087 Name: BusVoltage</text:p>
      <text:p text:style-name="P1"><text:s text:c="10"/>Value :0x09b7 2487</text:p>
      <text:p text:style-name="P1"><text:soft-page-break/><text:s/>Index: 2049 Datatype: 0006 Objectcode: 07 Name: Input Level</text:p>
      <text:p text:style-name="P1"><text:s text:c="2"/>Sub: 00 Datatype: 0006 Bitlength: 0010 Obj.access: 0087 Name: Input Level</text:p>
      <text:p text:style-name="P1"><text:s text:c="10"/>Value :0x0000 0</text:p>
      <text:p text:style-name="P1"><text:s/>Index: 204a Datatype: 0006 Objectcode: 07 Name: Output Level</text:p>
      <text:p text:style-name="P1"><text:s text:c="2"/>Sub: 00 Datatype: 0006 Bitlength: 0010 Obj.access: 0087 Name: Output Level</text:p>
      <text:p text:style-name="P1"><text:s text:c="10"/>Value :0x0000 0</text:p>
      <text:p text:style-name="P1"><text:s/>Index: 2056 Datatype: 0006 Objectcode: 07 Name: Error Detect enable</text:p>
      <text:p text:style-name="P1"><text:s text:c="2"/>Sub: 00 Datatype: 0006 Bitlength: 0010 Obj.access: 007f Name: Error Detect enable</text:p>
      <text:p text:style-name="P1"><text:s text:c="10"/>Value :0x0080 128</text:p>
      <text:p text:style-name="P1"><text:s/>Index: 2060 Datatype: 0006 Objectcode: 07 Name: Amplitude of First Anti-Vibration</text:p>
      <text:p text:style-name="P1"><text:s text:c="2"/>Sub: 00 Datatype: 0006 Bitlength: 0010 Obj.access: 007f Name: Amplitude of First Anti-Vibration</text:p>
      <text:p text:style-name="P1"><text:s text:c="10"/>Value :0x0000 0</text:p>
      <text:p text:style-name="P1"><text:s/>Index: 2061 Datatype: 0006 Objectcode: 07 Name: Phase A of First Anti-Vibration</text:p>
      <text:p text:style-name="P1"><text:s text:c="2"/>Sub: 00 Datatype: 0006 Bitlength: 0010 Obj.access: 007f Name: Phase A of First Anti-Vibration</text:p>
      <text:p text:style-name="P1"><text:s text:c="10"/>Value :0x0000 0</text:p>
      <text:p text:style-name="P1"><text:s/>Index: 2062 Datatype: 0006 Objectcode: 07 Name: Phase B of First Anti-Vibration</text:p>
      <text:p text:style-name="P1"><text:s text:c="2"/>Sub: 00 Datatype: 0006 Bitlength: 0010 Obj.access: 007f Name: Phase B of First Anti-Vibration</text:p>
      <text:p text:style-name="P1"><text:s text:c="10"/>Value :0x0000 0</text:p>
      <text:p text:style-name="P1"><text:s/>Index: 2150 Datatype: 0006 Objectcode: 07 Name: Alias Address</text:p>
      <text:p text:style-name="P1"><text:s text:c="2"/>Sub: 00 Datatype: 0006 Bitlength: 0010 Obj.access: 003f Name: Alias Address</text:p>
      <text:p text:style-name="P1"><text:s text:c="10"/>Value :0x03e9 1001</text:p>
      <text:p text:style-name="P1"><text:s/>Index: 2151 Datatype: 0006 Objectcode: 07 Name: Alias Address source</text:p>
      <text:p text:style-name="P1"><text:s text:c="2"/>Sub: 00 Datatype: 0006 Bitlength: 0010 Obj.access: 003f Name: Alias Address source</text:p>
      <text:p text:style-name="P1"><text:s text:c="10"/>Value :0x0000 0</text:p>
      <text:p text:style-name="P1"><text:s/>Index: 603f Datatype: 0006 Objectcode: 07 Name: Error Code</text:p>
      <text:p text:style-name="P1"><text:s text:c="2"/>Sub: 00 Datatype: 0006 Bitlength: 0010 Obj.access: 0087 Name: Error Code</text:p>
      <text:p text:style-name="P1"><text:s text:c="10"/>Value :0x0000 0</text:p>
      <text:p text:style-name="P1"><text:s/>Index: 6040 Datatype: 0006 Objectcode: 07 Name: Control Word</text:p>
      <text:p text:style-name="P1"><text:s text:c="2"/>Sub: 00 Datatype: 0006 Bitlength: 0010 Obj.access: 007f Name: Control Word</text:p>
      <text:p text:style-name="P1"><text:s text:c="10"/>Value :0x0000 0</text:p>
      <text:p text:style-name="P1"><text:s/>Index: 6041 Datatype: 0006 Objectcode: 07 Name: Status Word</text:p>
      <text:p text:style-name="P1"><text:s text:c="2"/>Sub: 00 Datatype: 0006 Bitlength: 0010 Obj.access: 0087 Name: Status Word</text:p>
      <text:p text:style-name="P1"><text:s text:c="10"/>Value :0x0000 0</text:p>
      <text:p text:style-name="P1"><text:s/>Index: 605a Datatype: 0003 Objectcode: 07 Name: Quickstop Option Code</text:p>
      <text:p text:style-name="P1"><text:s text:c="2"/>Sub: 00 Datatype: 0003 Bitlength: 0010 Obj.access: 007f Name: Quickstop Option Code</text:p>
      <text:p text:style-name="P1"><text:s text:c="10"/>Value :0x0002 2</text:p>
      <text:p text:style-name="P1"><text:s/>Index: 605b Datatype: 0003 Objectcode: 07 Name: Shutdown Option Code</text:p>
      <text:p text:style-name="P1"><text:s text:c="2"/>Sub: 00 Datatype: 0003 Bitlength: 0010 Obj.access: 007f Name: Shutdown Option Code</text:p>
      <text:p text:style-name="P1"><text:s text:c="10"/>Value :0x0000 0</text:p>
      <text:p text:style-name="P1"><text:s/>Index: 605c Datatype: 0003 Objectcode: 07 Name: Disable Operation Option Code</text:p>
      <text:p text:style-name="P1"><text:s text:c="2"/>Sub: 00 Datatype: 0003 Bitlength: 0010 Obj.access: 007f Name: Disable Operation Option Code</text:p>
      <text:p text:style-name="P1"><text:s text:c="10"/>Value :0x0001 1</text:p>
      <text:p text:style-name="P1"><text:s/>Index: 605e Datatype: 0003 Objectcode: 07 Name: Fault Reaction Code</text:p>
      <text:p text:style-name="P1"><text:s text:c="2"/>Sub: 00 Datatype: 0003 Bitlength: 0010 Obj.access: 007f Name: Fault Reaction Code</text:p>
      <text:p text:style-name="P1"><text:s text:c="10"/>Value :0x0001 1</text:p>
      <text:p text:style-name="P1"><text:s/>Index: 6060 Datatype: 0002 Objectcode: 07 Name: Modes of Operation</text:p>
      <text:p text:style-name="P1"><text:s text:c="2"/>Sub: 00 Datatype: 0002 Bitlength: 0008 Obj.access: 007f Name: Modes of Operation</text:p>
      <text:p text:style-name="P1"><text:s text:c="10"/>Value :0x08 8</text:p>
      <text:p text:style-name="P1"><text:s/>Index: 6061 Datatype: 0002 Objectcode: 07 Name: Modes of Operation Display</text:p>
      <text:p text:style-name="P1"><text:s text:c="2"/>Sub: 00 Datatype: 0002 Bitlength: 0008 Obj.access: 0087 Name: Modes of Operation Display</text:p>
      <text:p text:style-name="P1"><text:s text:c="10"/>Value :0x08 8</text:p>
      <text:p text:style-name="P1"><text:s/>Index: 6064 Datatype: 0004 Objectcode: 07 Name: Position Actual Value</text:p>
      <text:p text:style-name="P1"><text:soft-page-break/><text:s text:c="2"/>Sub: 00 Datatype: 0004 Bitlength: 0020 Obj.access: 0087 Name: Position Actual Value</text:p>
      <text:p text:style-name="P1"><text:s text:c="10"/>Value :0x00000000 0</text:p>
      <text:p text:style-name="P1"><text:s/>Index: 606c Datatype: 0004 Objectcode: 07 Name: Velocity Actual Value</text:p>
      <text:p text:style-name="P1"><text:s text:c="2"/>Sub: 00 Datatype: 0004 Bitlength: 0020 Obj.access: 0087 Name: Velocity Actual Value</text:p>
      <text:p text:style-name="P1"><text:s text:c="10"/>Value :0x00000000 0</text:p>
      <text:p text:style-name="P1"><text:s/>Index: 6077 Datatype: 0003 Objectcode: 07 Name: Torque Actual Value</text:p>
      <text:p text:style-name="P1"><text:s text:c="2"/>Sub: 00 Datatype: 0003 Bitlength: 0010 Obj.access: 0087 Name: Torque Actual Value</text:p>
      <text:p text:style-name="P1"><text:s text:c="10"/>Value :0x0000 0</text:p>
      <text:p text:style-name="P1"><text:s/>Index: 607a Datatype: 0004 Objectcode: 07 Name: Target Position</text:p>
      <text:p text:style-name="P1"><text:s text:c="2"/>Sub: 00 Datatype: 0004 Bitlength: 0020 Obj.access: 007f Name: Target Position</text:p>
      <text:p text:style-name="P1"><text:s text:c="10"/>Value :0x00000000 0</text:p>
      <text:p text:style-name="P1"><text:s/>Index: 607c Datatype: 0004 Objectcode: 07 Name: Home Offset</text:p>
      <text:p text:style-name="P1"><text:s text:c="2"/>Sub: 00 Datatype: 0004 Bitlength: 0020 Obj.access: 007f Name: Home Offset</text:p>
      <text:p text:style-name="P1"><text:s text:c="10"/>Value :0x00000000 0</text:p>
      <text:p text:style-name="P1"><text:s/>Index: 6081 Datatype: 0007 Objectcode: 07 Name: Profile Velocity</text:p>
      <text:p text:style-name="P1"><text:s text:c="2"/>Sub: 00 Datatype: 0007 Bitlength: 0020 Obj.access: 007f Name: Profile Velocity</text:p>
      <text:p text:style-name="P1"><text:s text:c="10"/>Value :0x00002710 10000</text:p>
      <text:p text:style-name="P1"><text:s/>Index: 6083 Datatype: 0007 Objectcode: 07 Name: Profile Acceleration</text:p>
      <text:p text:style-name="P1"><text:s text:c="2"/>Sub: 00 Datatype: 0007 Bitlength: 0020 Obj.access: 007f Name: Profile Acceleration</text:p>
      <text:p text:style-name="P1"><text:s text:c="10"/>Value :0x000186a0 100000</text:p>
      <text:p text:style-name="P1"><text:s/>Index: 6084 Datatype: 0007 Objectcode: 07 Name: Profile Deceleration</text:p>
      <text:p text:style-name="P1"><text:s text:c="2"/>Sub: 00 Datatype: 0007 Bitlength: 0020 Obj.access: 007f Name: Profile Deceleration</text:p>
      <text:p text:style-name="P1"><text:s text:c="10"/>Value :0x000186a0 100000</text:p>
      <text:p text:style-name="P1"><text:s/>Index: 6085 Datatype: 0007 Objectcode: 07 Name: Quickstop Declaration</text:p>
      <text:p text:style-name="P1"><text:s text:c="2"/>Sub: 00 Datatype: 0007 Bitlength: 0020 Obj.access: 007f Name: Quickstop Declaration</text:p>
      <text:p text:style-name="P1"><text:s text:c="10"/>Value :0x0007a120 500000</text:p>
      <text:p text:style-name="P1"><text:s/>Index: 6098 Datatype: 0006 Objectcode: 07 Name: Homing Method</text:p>
      <text:p text:style-name="P1"><text:s text:c="2"/>Sub: 00 Datatype: 0006 Bitlength: 0010 Obj.access: 007f Name: Homing Method</text:p>
      <text:p text:style-name="P1"><text:s text:c="10"/>Value :0x0011 17</text:p>
      <text:p text:style-name="P1"><text:s/>Index: 6099 Datatype: 002a Objectcode: 09 Name: Homing velocity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7f Name: Homing velocity_Fast</text:p>
      <text:p text:style-name="P1"><text:s text:c="10"/>Value :0x00002710 10000</text:p>
      <text:p text:style-name="P1"><text:s text:c="2"/>Sub: 02 Datatype: 0007 Bitlength: 0020 Obj.access: 007f Name: Homing velocity_Slow</text:p>
      <text:p text:style-name="P1"><text:s text:c="10"/>Value :0x000007d0 2000</text:p>
      <text:p text:style-name="P1"><text:s/>Index: 609a Datatype: 0007 Objectcode: 07 Name: Homing Acceleration</text:p>
      <text:p text:style-name="P1"><text:s text:c="2"/>Sub: 00 Datatype: 0004 Bitlength: 0020 Obj.access: 007f Name: Homing Acceleration</text:p>
      <text:p text:style-name="P1"><text:s text:c="10"/>Value :0x000186a0 100000</text:p>
      <text:p text:style-name="P1"><text:s/>Index: 60b1 Datatype: 0004 Objectcode: 07 Name: Velocity offset</text:p>
      <text:p text:style-name="P1"><text:s text:c="2"/>Sub: 00 Datatype: 0004 Bitlength: 0020 Obj.access: 007f Name: Velocity offset</text:p>
      <text:p text:style-name="P1"><text:s text:c="10"/>Value :0x00000000 0</text:p>
      <text:p text:style-name="P1"><text:s/>Index: 60b2 Datatype: 0003 Objectcode: 07 Name: Torque offset</text:p>
      <text:p text:style-name="P1"><text:s text:c="2"/>Sub: 00 Datatype: 0003 Bitlength: 0010 Obj.access: 007f Name: Torque offset</text:p>
      <text:p text:style-name="P1"><text:s text:c="10"/>Value :0x0000 0</text:p>
      <text:p text:style-name="P1"><text:s/>Index: 60b8 Datatype: 0006 Objectcode: 07 Name: Touch probe function</text:p>
      <text:p text:style-name="P1"><text:s text:c="2"/>Sub: 00 Datatype: 0006 Bitlength: 0010 Obj.access: 007f Name: Touch probe function</text:p>
      <text:p text:style-name="P1"><text:s text:c="10"/>Value :0x0000 0</text:p>
      <text:p text:style-name="P1"><text:s/>Index: 60b9 Datatype: 0006 Objectcode: 07 Name: Touch probe Status</text:p>
      <text:p text:style-name="P1"><text:s text:c="2"/>Sub: 00 Datatype: 0006 Bitlength: 0010 Obj.access: 007f Name: Touch probe Status</text:p>
      <text:p text:style-name="P1"><text:s text:c="10"/>Value :0x0000 0</text:p>
      <text:p text:style-name="P1"><text:s/>Index: 60ba Datatype: 0004 Objectcode: 07 Name: Touch Probe 1 Positive Value</text:p>
      <text:p text:style-name="P1"><text:soft-page-break/><text:s text:c="2"/>Sub: 00 Datatype: 0004 Bitlength: 0020 Obj.access: 0047 Name: Touch Probe 1 Positive Value</text:p>
      <text:p text:style-name="P1"><text:s text:c="10"/>Value :0x00000000 0</text:p>
      <text:p text:style-name="P1"><text:s/>Index: 60bb Datatype: 0004 Objectcode: 07 Name: Touch Probe 1 Negative Value</text:p>
      <text:p text:style-name="P1"><text:s text:c="2"/>Sub: 00 Datatype: 0004 Bitlength: 0020 Obj.access: 0047 Name: Touch Probe 1 Negative Value</text:p>
      <text:p text:style-name="P1"><text:s text:c="10"/>Value :0x00000000 0</text:p>
      <text:p text:style-name="P1"><text:s/>Index: 60bc Datatype: 0004 Objectcode: 07 Name: Touch Probe 2 Positive Value</text:p>
      <text:p text:style-name="P1"><text:s text:c="2"/>Sub: 00 Datatype: 0004 Bitlength: 0020 Obj.access: 0047 Name: Touch Probe 2 Positive Value</text:p>
      <text:p text:style-name="P1"><text:s text:c="10"/>Value :0x00000000 0</text:p>
      <text:p text:style-name="P1"><text:s/>Index: 60bd Datatype: 0004 Objectcode: 07 Name: Touch Probe 2 Negative Value</text:p>
      <text:p text:style-name="P1"><text:s text:c="2"/>Sub: 00 Datatype: 0004 Bitlength: 0020 Obj.access: 0047 Name: Touch Probe 2 Negative Value</text:p>
      <text:p text:style-name="P1"><text:s text:c="10"/>Value :0x00000000 0</text:p>
      <text:p text:style-name="P1"><text:s/>Index: 60d5 Datatype: 0006 Objectcode: 07 Name: Touch Probe 1 Positive Counter</text:p>
      <text:p text:style-name="P1"><text:s text:c="2"/>Sub: 00 Datatype: 0006 Bitlength: 0010 Obj.access: 0087 Name: Touch Probe 1 Positive Counter</text:p>
      <text:p text:style-name="P1"><text:s text:c="10"/>Value :0x0000 0</text:p>
      <text:p text:style-name="P1"><text:s/>Index: 60d6 Datatype: 0006 Objectcode: 07 Name: Touch Probe 1 Negative Counter</text:p>
      <text:p text:style-name="P1"><text:s text:c="2"/>Sub: 00 Datatype: 0006 Bitlength: 0010 Obj.access: 0087 Name: Touch Probe 1 Negative Counter</text:p>
      <text:p text:style-name="P1"><text:s text:c="10"/>Value :0x0000 0</text:p>
      <text:p text:style-name="P1"><text:s/>Index: 60d7 Datatype: 0006 Objectcode: 07 Name: Touch Probe 2 Positive Counter</text:p>
      <text:p text:style-name="P1"><text:s text:c="2"/>Sub: 00 Datatype: 0006 Bitlength: 0010 Obj.access: 0087 Name: Touch Probe 2 Positive Counter</text:p>
      <text:p text:style-name="P1"><text:s text:c="10"/>Value :0x0000 0</text:p>
      <text:p text:style-name="P1"><text:s/>Index: 60d8 Datatype: 0006 Objectcode: 07 Name: Touch Probe 2 Negative Counter</text:p>
      <text:p text:style-name="P1"><text:s text:c="2"/>Sub: 00 Datatype: 0006 Bitlength: 0010 Obj.access: 0087 Name: Touch Probe 2 Negative Counter</text:p>
      <text:p text:style-name="P1"><text:s text:c="10"/>Value :0x0000 0</text:p>
      <text:p text:style-name="P1"><text:s/>Index: 60f4 Datatype: 0004 Objectcode: 07 Name: Following error actual value</text:p>
      <text:p text:style-name="P1"><text:s text:c="2"/>Sub: 00 Datatype: 0004 Bitlength: 0020 Obj.access: 0087 Name: Following error actual value</text:p>
      <text:p text:style-name="P1"><text:s text:c="10"/>Value :0x00000000 0</text:p>
      <text:p text:style-name="P1"><text:s/>Index: 60fd Datatype: 0007 Objectcode: 07 Name: Digital Inputs</text:p>
      <text:p text:style-name="P1"><text:s text:c="2"/>Sub: 00 Datatype: 0007 Bitlength: 0020 Obj.access: 0087 Name: Digital Inputs</text:p>
      <text:p text:style-name="P1"><text:s text:c="10"/>Value :0x00000000 0</text:p>
      <text:p text:style-name="P1"><text:s/>Index: 60fe Datatype: 002a Objectcode: 09 Name: Digital Output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7f Name: Physical Outputs </text:p>
      <text:p text:style-name="P1"><text:s text:c="10"/>Value :0x00000000 0</text:p>
      <text:p text:style-name="P1"><text:s text:c="2"/>Sub: 02 Datatype: 0007 Bitlength: 0020 Obj.access: 007f Name: bit mask</text:p>
      <text:p text:style-name="P1"><text:s text:c="10"/>Value :0x00000000 0</text:p>
      <text:p text:style-name="P1"><text:s/>Index: 60ff Datatype: 0004 Objectcode: 07 Name: Target Velocity</text:p>
      <text:p text:style-name="P1"><text:s text:c="2"/>Sub: 00 Datatype: 0004 Bitlength: 0020 Obj.access: 007f Name: Target Velocity</text:p>
      <text:p text:style-name="P1"><text:s text:c="10"/>Value :0x00000000 0</text:p>
      <text:p text:style-name="P1"><text:s/>Index: 6502 Datatype: 0007 Objectcode: 07 Name: Supported Drive Modes</text:p>
      <text:p text:style-name="P1"><text:s text:c="2"/>Sub: 00 Datatype: 0007 Bitlength: 0020 Obj.access: 0087 Name: Supported Drive Modes</text:p>
      <text:p text:style-name="P1"><text:s text:c="10"/>Value :0x000000a5 165</text:p>
      <text:p text:style-name="P1">End slaveinfo, close socket</text:p>
      <text:p text:style-name="P1">End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29:43.886950494</meta:creation-date>
    <dc:date>2020-05-28T11:30:12.912599577</dc:date>
    <meta:editing-duration>PT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2" meta:paragraph-count="615" meta:word-count="4539" meta:character-count="33320" meta:non-whitespace-character-count="26337"/>
  </office:meta>
</office:document-meta>
</file>